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text-properties officeooo:paragraph-rsid="0001dc51"/>
    </style:style>
    <style:style style:name="P4" style:family="paragraph" style:parent-style-name="Standard">
      <style:text-properties officeooo:paragraph-rsid="00067815"/>
    </style:style>
    <style:style style:name="P5" style:family="paragraph" style:parent-style-name="Heading_20_2">
      <style:paragraph-properties fo:text-align="center" style:justify-single-word="false"/>
    </style:style>
    <style:style style:name="P6" style:family="paragraph" style:parent-style-name="Heading_20_1" style:master-page-name="Standard">
      <style:paragraph-properties fo:margin-top="0.1665in" fo:margin-bottom="0in" style:contextual-spacing="false" fo:text-align="center" style:justify-single-word="false" style:page-number="auto"/>
    </style:style>
    <style:style style:name="P7" style:family="paragraph" style:parent-style-name="No_20_Spacing">
      <style:text-properties fo:font-style="italic" officeooo:rsid="0004c7b8" officeooo:paragraph-rsid="0004c7b8" style:font-style-asian="italic" style:font-style-complex="italic"/>
    </style:style>
    <style:style style:name="P8" style:family="paragraph" style:parent-style-name="No_20_Spacing">
      <style:text-properties fo:font-style="italic" officeooo:rsid="0005ac48" officeooo:paragraph-rsid="0005ac48" style:font-style-asian="italic" style:font-style-complex="italic"/>
    </style:style>
    <style:style style:name="P9" style:family="paragraph" style:parent-style-name="No_20_Spacing">
      <style:text-properties fo:font-style="normal" style:font-style-asian="normal" style:font-style-complex="normal"/>
    </style:style>
    <style:style style:name="P10" style:family="paragraph" style:parent-style-name="No_20_Spacing">
      <style:text-properties fo:font-style="normal" officeooo:rsid="0005ac48" officeooo:paragraph-rsid="0005ac48" style:font-style-asian="normal" style:font-style-complex="normal"/>
    </style:style>
    <style:style style:name="P11" style:family="paragraph" style:parent-style-name="No_20_Spacing">
      <style:text-properties fo:font-style="normal" officeooo:rsid="00067815" officeooo:paragraph-rsid="00067815" style:font-style-asian="normal" style:font-style-complex="normal"/>
    </style:style>
    <style:style style:name="P12" style:family="paragraph" style:parent-style-name="No_20_Spacing">
      <style:text-properties officeooo:paragraph-rsid="0004c7b8"/>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officeooo:rsid="0001dc51"/>
    </style:style>
    <style:style style:name="T4" style:family="text">
      <style:text-properties fo:font-weight="bold" style:font-weight-asian="bold"/>
    </style:style>
    <style:style style:name="T5" style:family="text">
      <style:text-properties fo:font-weight="normal" officeooo:rsid="0001dc51" style:font-weight-asian="normal" style:font-weight-complex="normal"/>
    </style:style>
    <style:style style:name="T6" style:family="text">
      <style:text-properties fo:font-style="italic" style:font-style-asian="italic"/>
    </style:style>
    <style:style style:name="T7" style:family="text">
      <style:text-properties fo:font-style="italic" officeooo:rsid="0004c7b8"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4c7b8" style:font-style-asian="normal" style:font-style-complex="normal"/>
    </style:style>
    <style:style style:name="T10" style:family="text">
      <style:text-properties fo:font-style="normal" officeooo:rsid="0005ac48" style:font-style-asian="normal" style:font-style-complex="normal"/>
    </style:style>
    <style:style style:name="T11" style:family="text">
      <style:text-properties officeooo:rsid="0001dc51"/>
    </style:style>
    <style:style style:name="T12" style:family="text">
      <style:text-properties officeooo:rsid="00031066"/>
    </style:style>
    <style:style style:name="T13" style:family="text">
      <style:text-properties officeooo:rsid="0005ac48"/>
    </style:style>
    <style:style style:name="T14" style:family="text">
      <style:text-properties officeooo:rsid="000678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EECS </text:span><text:span text:style-name="T3">581</text:span><text:span text:style-name="T1">: Lab 3 Report</text:span></text:h>
      <text:h text:style-name="P5" text:outline-level="2"><text:span text:style-name="T1">Katherine Wu<text:line-break/></text:span><text:span text:style-name="T3">David Menager</text:span></text:h>
      <text:p text:style-name="P1">September <text:span text:style-name="T11">25</text:span>, 2014</text:p>
      <text:p text:style-name="P1"/>
      <text:p text:style-name="P1"><text:span text:style-name="T4">Abstract</text:span></text:p>
      <text:p text:style-name="P3"><text:span text:style-name="T4"><text:tab/></text:span><text:span text:style-name="T5">The problem was that whenever someone opens a new browser to play the node, it will interfere with other opened browsers. To stop this from happening, we added sessions capability to the application to incorporate isolation while also adding interaction capabilities without interference between players. </text:span></text:p>
      <text:p text:style-name="P3"><text:span text:style-name="T5"><text:tab/>Git hub is used to version control our lab.</text:span></text:p>
      <text:h text:style-name="Heading_20_1" text:outline-level="1"><text:span text:style-name="T2">Introduction</text:span></text:h>
      <text:p text:style-name="Standard"/>
      <text:p text:style-name="Standard"><text:tab/><text:span text:style-name="T12">For this lab we were tasked to solve the interference/interaction problem between two clients on a server. The server hosted a mini-adventure game that took the user all around campus as they picked up and dropped items. So, if one user was connected to the server and started playing and another user later decided to connect to the server while the first player was still playing the game, both players would then be playing the same exact game. In other words, the server would not distinguish who was who and there would only be one game instance to serve out to all the clients. So if person A took the laptop, person B would also have taken the laptop. This is what we call interference. We were tasked with eliminating this type of interference and implement interaction in the sense that if one user dropped a laptop from their inventory, another player in the same room as the laptop-dropping player could see the laptop being dropped. <text:s/>In this lab we used node.js, git and developer tools on the browser to solve the problem. <text:s/>Node.js is a platform that allows programmers to build scalable network applications.</text:span></text:p>
      <text:h text:style-name="Heading_20_1" text:outline-level="1"><text:span text:style-name="T2">Design and Implementation</text:span></text:h>
      <text:p text:style-name="P2"/>
      <text:p text:style-name="P12"><text:span text:style-name="T6"><text:tab/></text:span><text:span text:style-name="T9">We used cookie-parser</text:span><text:span text:style-name="T7"> </text:span><text:span text:style-name="T9">and cookie-session to implement our sessions. For each session, inventory and location is stored separately for each users entered. Every time the client requests for inventory, the session stored inventory will be sent instead of a generic inventory as shown in </text:span><text:span text:style-name="T7">figure 1</text:span><text:span text:style-name="T9">.</text:span><text:span text:style-name="T7"> </text:span><text:span text:style-name="T9"><text:s text:c="2"/>Each time the user takes or drops an item, the item appends or disappears from the cookie stored session for that user.</text:span></text:p>
      <text:p text:style-name="P12"><text:span text:style-name="T9"/></text:p>
      <text:p text:style-name="P7">Figure 1:<text:line-break/>var inventory = getInventory(req.session);</text:p>
      <text:p text:style-name="P7"/>
      <text:p text:style-name="P7"/>
      <text:p text:style-name="P7"><text:soft-page-break/><text:tab/><text:span text:style-name="T8">Location is </text:span><text:span text:style-name="T10">stored in the user's session as well as shown in </text:span><text:span text:style-name="T13">figure 2. </text:span><text:span text:style-name="T10">Then the client will request for the location (</text:span><text:span text:style-name="T13">figure 3</text:span><text:span text:style-name="T10">) so when the user refreshes, the user will stay in the same location. <text:s/>When the server gets the request, the server will send back the user's stored location in JSON form (</text:span><text:span text:style-name="T13">figure 4</text:span><text:span text:style-name="T10">) which is implemented in the app.get('/:id' ... ) function. </text:span></text:p>
      <text:p text:style-name="P7"><text:span text:style-name="T10"/></text:p>
      <text:p text:style-name="P7">figure 2:</text:p>
      <text:p text:style-name="P8">var setLocation = function(session, location) {</text:p>
      <text:p text:style-name="P8"><text:s text:c="4"/>session.location = location;</text:p>
      <text:p text:style-name="P8">}</text:p>
      <text:p text:style-name="P9"/>
      <text:p text:style-name="P9"/>
      <text:p text:style-name="P10">figure 3:</text:p>
      <text:p text:style-name="P10"><text:s text:c="4"/>$.get("/location", function (data) {</text:p>
      <text:p text:style-name="P10"><text:s text:c="8"/>where = data.location;</text:p>
      <text:p text:style-name="P10"><text:s text:c="8"/>refresh();</text:p>
      <text:p text:style-name="P10"><text:s text:c="4"/>});</text:p>
      <text:p text:style-name="P10"/>
      <text:p text:style-name="P10"/>
      <text:p text:style-name="P10">figure 4:</text:p>
      <text:p text:style-name="P10"><text:s text:c="4"/>var loc = getLocation(req.session);</text:p>
      <text:p text:style-name="P10"><text:s text:c="4"/>if (req.params.id == "location") {</text:p>
      <text:p text:style-name="P10"><text:tab/>res.set({'Content-Type': 'application/json'});</text:p>
      <text:p text:style-name="P10"><text:tab/>res.status(200);</text:p>
      <text:p text:style-name="P10"><text:tab/>res.send({"location": loc});</text:p>
      <text:p text:style-name="P10"><text:tab/>return;<text:tab/></text:p>
      <text:p text:style-name="P10"><text:s text:c="4"/>}</text:p>
      <text:p text:style-name="P10"/>
      <text:p text:style-name="P11">The major “bug” in our system is that in order for a user to see that the world changed he/she has to refresh the page. We didn't have any broadcasting capabilities on the server to trigger events on the client side, so to mitigate this issue, we decided that the client would refresh itself every two seconds.</text:p>
      <text:h text:style-name="Heading_20_1" text:outline-level="1"><text:span text:style-name="T2">Results</text:span></text:h>
      <text:p text:style-name="Standard"/>
      <text:p text:style-name="P4"><text:span text:style-name="T14">The result is that the server serves a unique session for each client that connects to it. While preserving a user's belongings, every client shares the same worl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style:default-style>
    <style:default-style style:family="paragraph">
      <style:paragraph-properties fo:line-height="10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WenQuanYi Zen Hei Sharp" style:font-family-asian="'WenQuanYi Zen Hei Sharp'"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style:font-name="Calibri Light" fo:font-family="'Calibri Light'" style:font-family-generic="roman" style:font-pitch="variable" fo:font-size="13pt" style:font-size-asian="13pt" style:font-size-complex="13pt"/>
    </style:style>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WenQuanYi Zen Hei Sharp" style:font-family-asian="'WenQuanYi Zen Hei Sharp'"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fo:font-style="italic" style:font-style-asian="italic" style:font-style-complex="italic"/>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size-asian="13pt" style:font-size-complex="13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7:02:00</meta:creation-date>
    <meta:initial-creator>Katherine Wu</meta:initial-creator>
    <dc:language>en-US</dc:language>
    <dc:date>2014-09-23T16:41:09.444452203</dc:date>
    <meta:editing-cycles>35</meta:editing-cycles>
    <meta:editing-duration>PT40M31S</meta:editing-duration>
    <meta:generator>LibreOffice/4.2.6.2$Linux_X86_64 LibreOffice_project/420$Build-2</meta:generator>
    <meta:document-statistic meta:table-count="0" meta:image-count="0" meta:object-count="0" meta:page-count="2" meta:paragraph-count="32" meta:word-count="533" meta:character-count="3290" meta:non-whitespace-character-count="2731"/>
    <meta:template xlink:type="simple" xlink:actuate="onRequest" xlink:title="Normal.dotm" xlink:href=""/>
  </office:meta>
</office:document-meta>
</file>